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0efe" officeooo:paragraph-rsid="000d0efe"/>
    </style:style>
    <style:style style:name="P2" style:family="paragraph" style:parent-style-name="Standard">
      <style:text-properties fo:font-size="14pt" fo:font-weight="bold" officeooo:rsid="000d0efe" officeooo:paragraph-rsid="000d0efe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0d0efe" officeooo:paragraph-rsid="000d0efe" style:font-weight-asian="bold" style:font-weight-complex="bold"/>
    </style:style>
    <style:style style:name="P4" style:family="paragraph" style:parent-style-name="Standard">
      <style:text-properties fo:font-weight="bold" officeooo:rsid="000d0efe" officeooo:paragraph-rsid="000d0efe" style:font-weight-asian="bold" style:font-weight-complex="bold"/>
    </style:style>
    <style:style style:name="P5" style:family="paragraph" style:parent-style-name="Standard">
      <style:text-properties officeooo:rsid="000ee186" officeooo:paragraph-rsid="000ee186"/>
    </style:style>
    <style:style style:name="P6" style:family="paragraph" style:parent-style-name="Standard">
      <style:paragraph-properties fo:break-before="page"/>
      <style:text-properties fo:font-size="14pt" fo:font-weight="bold" officeooo:rsid="000d0efe" officeooo:paragraph-rsid="000d0efe" style:font-weight-asian="bold" style:font-weight-complex="bold"/>
    </style:style>
    <style:style style:name="P7" style:family="paragraph" style:parent-style-name="Standard" style:list-style-name="L1">
      <style:text-properties officeooo:rsid="000d0efe" officeooo:paragraph-rsid="000d0efe"/>
    </style:style>
    <style:style style:name="P8" style:family="paragraph" style:parent-style-name="Standard" style:list-style-name="L2">
      <style:text-properties officeooo:rsid="000d0efe" officeooo:paragraph-rsid="000d0efe"/>
    </style:style>
    <style:style style:name="P9" style:family="paragraph" style:parent-style-name="Standard" style:list-style-name="L2">
      <style:text-properties officeooo:rsid="000e2dc9" officeooo:paragraph-rsid="000e2dc9"/>
    </style:style>
    <style:style style:name="P10" style:family="paragraph" style:parent-style-name="Standard" style:list-style-name="L2">
      <style:text-properties officeooo:rsid="000ee186" officeooo:paragraph-rsid="000ee186"/>
    </style:style>
    <style:style style:name="P11" style:family="paragraph" style:parent-style-name="Standard" style:list-style-name="L3">
      <style:text-properties officeooo:rsid="000ee186" officeooo:paragraph-rsid="000ee186"/>
    </style:style>
    <style:style style:name="P12" style:family="paragraph" style:parent-style-name="Standard" style:list-style-name="L4">
      <style:text-properties officeooo:rsid="000ee186" officeooo:paragraph-rsid="000ee186"/>
    </style:style>
    <style:style style:name="P13" style:family="paragraph" style:parent-style-name="Standard">
      <style:text-properties officeooo:rsid="000ee186" officeooo:paragraph-rsid="000ee186"/>
    </style:style>
    <style:style style:name="P14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d0efe" officeooo:paragraph-rsid="000d0efe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ize="16pt" fo:font-style="normal" style:text-underline-style="solid" style:text-underline-width="auto" style:text-underline-color="font-color" fo:font-weight="bold" officeooo:rsid="000d0efe" officeooo:paragraph-rsid="001155db" style:font-style-asian="normal" style:font-weight-asian="bold" style:font-style-complex="normal" style:font-weight-complex="bold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e186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ize="14pt" fo:font-weight="normal" style:font-weight-asian="normal" style:font-weight-complex="normal"/>
    </style:style>
    <style:style style:name="T8" style:family="text">
      <style:text-properties style:text-position="super 58%" fo:font-weight="normal" officeooo:rsid="000ee18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uverner la France depuis 1946</text:p>
      <text:p text:style-name="P1"/>
      <text:p text:style-name="P3">Introduction</text:p>
      <text:p text:style-name="P1"/>
      <text:list xml:id="list7828258201193961282" text:style-name="L1">
        <text:list-item>
          <text:p text:style-name="P7">Définir le terme « État Nation ». </text:p>
          <text:list>
            <text:list-item>
              <text:p text:style-name="P7">Concept politique, théorique et historique, désignant la juxtaposition de l’État à une nation. </text:p>
            </text:list-item>
          </text:list>
          <text:p text:style-name="P7"/>
        </text:list-item>
        <text:list-item>
          <text:p text:style-name="P7">Décrire l’évolution de l’État Nation et les événements qui ont marqué son approbation à l’échelle internationale. </text:p>
          <text:list>
            <text:list-item>
              <text:p text:style-name="P7"/>
            </text:list-item>
          </text:list>
          <text:p text:style-name="P7"/>
        </text:list-item>
        <text:list-item>
          <text:p text:style-name="P7">De quelle manière évolue la puissance de l’État dans les pays du monde depuis les années 1980 ? Est-ce le cas de l’État Français ? </text:p>
          <text:list>
            <text:list-item>
              <text:p text:style-name="P7">Dans les pays du monde, depuis les années 80, l’état semble reculer face à l’affirmation des régions, à la mondialisation, et à la construction Européenne. </text:p>
            </text:list-item>
            <text:list-item>
              <text:p text:style-name="P7">Ce n’est pas le cas de l’État Français, qui est dans une position plus forte. </text:p>
            </text:list-item>
          </text:list>
        </text:list-item>
      </text:list>
      <text:p text:style-name="P1"/>
      <text:p text:style-name="P4">Problématique :</text:p>
      <text:p text:style-name="P1">En quoi l’État occupe t-il une place particulière en France ? Comment son rôle a t-il évolué depuis 1946 ? </text:p>
      <text:p text:style-name="P1"/>
      <text:p text:style-name="P14">Partie I :<text:span text:style-name="T3"> Les Institutions gouvernementales depuis 1946 </text:span></text:p>
      <text:p text:style-name="P1"><text:span text:style-name="T1">A )</text:span><text:span text:style-name="T2"> La IV</text:span><text:span text:style-name="T7">e</text:span><text:span text:style-name="T2"> république, un régime parlementaire marqué par l’instabilité gouvernementale </text:span></text:p>
      <text:list xml:id="list6361635216497256020" text:style-name="L2">
        <text:list-item>
          <text:p text:style-name="P8">Contextualiser et décrire le régime de Vichy et ses acteurs. </text:p>
          <text:list>
            <text:list-item>
              <text:p text:style-name="P8"/>
            </text:list-item>
          </text:list>
          <text:p text:style-name="P8"/>
        </text:list-item>
        <text:list-item>
          <text:p text:style-name="P8">Comment, quand, et de quelle manière est née la IV<text:span text:style-name="T6">e</text:span> république ? Quel est son fonctionnement ? (paragraphe) </text:p>
          <text:list>
            <text:list-item>
              <text:p text:style-name="P9">Elle est adoptée en Octobre 1946, préparée par une assemblée constituante dominée par la gauche, issue de la résistance. </text:p>
            </text:list-item>
            <text:list-item>
              <text:p text:style-name="P9">L’essentiel du pouvoir est donné à l’Assemblée nationale. </text:p>
              <text:p text:style-name="P9">Les députés sont élus au Suffrage Universel Direct pour 5 ans. Ils votent les lois, investissent le gouvernement, et peuvent le renverser. </text:p>
            </text:list-item>
          </text:list>
          <text:p text:style-name="P9"/>
        </text:list-item>
        <text:list-item>
          <text:p text:style-name="P8">Quel est le problème qui caractérise l’Assemblée nationale sous la IV<text:span text:style-name="T6">e</text:span> république ? Que font les différents partis pour le contrer ? Quelle est donc l’image de la IV<text:span text:style-name="T6">e</text:span> république ? </text:p>
          <text:list>
            <text:list-item>
              <text:p text:style-name="P9">Elle est constituée de nombreux partis, et aucun n’est vraiment majeur. Pour avoir la majorité, il faut construire des coalitions, mais elles sont souvent fragiles. </text:p>
              <text:p text:style-name="P9">Conséquences : les gouvernements sont régulièrement renversés par les députés. </text:p>
            </text:list-item>
            <text:list-item>
              <text:p text:style-name="P9">Du coup, la IV<text:span text:style-name="T6">e</text:span> république est vue comme étant instable. </text:p>
            </text:list-item>
          </text:list>
          <text:p text:style-name="P8"/>
        </text:list-item>
        <text:list-item>
          <text:p text:style-name="P8">Qui sont les acteurs de l’organisation du gouvernement ? </text:p>
          <text:list>
            <text:list-item>
              <text:p text:style-name="P10">Guy Mollet → SFIO</text:p>
            </text:list-item>
            <text:list-item>
              <text:p text:style-name="P10">Maurice Thorez → PCF</text:p>
            </text:list-item>
            <text:list-item>
              <text:p text:style-name="P10">Georges Bidault → MRP</text:p>
            </text:list-item>
          </text:list>
        </text:list-item>
      </text:list>
      <text:p text:style-name="P1"/>
      <text:p text:style-name="P2"/>
      <text:p text:style-name="P6"/>
      <text:p text:style-name="P2">B )<text:span text:style-name="T4"> </text:span><text:span text:style-name="T5">La V</text:span><text:span text:style-name="T8">e</text:span><text:span text:style-name="T5"> république, un régime présidentiel stable</text:span></text:p>
      <text:list xml:id="list3405754667937776867" text:style-name="L3">
        <text:list-item>
          <text:p text:style-name="P11">Quel est l’événement qui marque le retour de De Gaulle au pouvoir ? Décrire la Ve république qui est alors mise en place. </text:p>
          <text:list>
            <text:list-item>
              <text:p text:style-name="P11"/>
            </text:list-item>
          </text:list>
          <text:p text:style-name="P11"/>
        </text:list-item>
        <text:list-item>
          <text:p text:style-name="P11">Date de la mise en place du Suffrage Universel Direct. </text:p>
          <text:list>
            <text:list-item>
              <text:p text:style-name="P11"/>
            </text:list-item>
          </text:list>
          <text:p text:style-name="P11"/>
        </text:list-item>
        <text:list-item>
          <text:p text:style-name="P11">Quel est le rôle du premier ministre ? Et celui du président ? (6 points à traiter) </text:p>
          <text:list>
            <text:list-item>
              <text:p text:style-name="P11"/>
            </text:list-item>
          </text:list>
          <text:p text:style-name="P11"/>
        </text:list-item>
        <text:list-item>
          <text:p text:style-name="P11">Quel est la conséquence de cette organisation pour le parlement ? (rappeler les institutions qui constituent le pouvoir législatif) </text:p>
          <text:list>
            <text:list-item>
              <text:p text:style-name="P11"/>
            </text:list-item>
          </text:list>
          <text:p text:style-name="P11"/>
        </text:list-item>
        <text:list-item>
          <text:p text:style-name="P11">Quel est le nouveau mode de scrutin qui définit l’Assemblée Nationale ? </text:p>
          <text:list>
            <text:list-item>
              <text:p text:style-name="P11"/>
            </text:list-item>
          </text:list>
          <text:p text:style-name="P11"/>
        </text:list-item>
        <text:list-item>
          <text:p text:style-name="P11">Quels sont les conséquences sur l’image de la V<text:span text:style-name="T6">e</text:span> république ? </text:p>
          <text:list>
            <text:list-item>
              <text:p text:style-name="P11"/>
            </text:list-item>
          </text:list>
        </text:list-item>
      </text:list>
      <text:p text:style-name="P5"/>
      <text:p text:style-name="P5"/>
      <text:p text:style-name="P5">Exception :</text:p>
      <text:list xml:id="list841460474465278094" text:style-name="L4">
        <text:list-item>
          <text:p text:style-name="P12">Quel phénomène peut se produire à cause des nouvelles durées de mandats ? Combien de fois s’est produit cet événement ? (citer les présidents et premiers ministres officiants alors) </text:p>
          <text:list>
            <text:list-item>
              <text:p text:style-name="P12"/>
            </text:list-item>
          </text:list>
          <text:p text:style-name="P12"/>
        </text:list-item>
        <text:list-item>
          <text:p text:style-name="P12">Quelles sont les réformes qui se sont appliquées en 1962, 1974, et 2000 ? (décrire chacune d’entre elles) </text:p>
          <text:p text:style-name="P12">Quel est le but caché de la dernière ? </text:p>
          <text:list>
            <text:list-item>
              <text:p text:style-name="P12"/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3:23:27.752000000</meta:creation-date>
    <dc:date>2019-02-19T12:09:31.889000000</dc:date>
    <meta:editing-duration>PT44M6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57" meta:word-count="531" meta:character-count="2966" meta:non-whitespace-character-count="2492"/>
  </office:meta>
</office:document-meta>
</file>